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8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16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75cm" fo:min-width="7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2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cm" fo:min-width="20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4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4.75cm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cm" fo:min-width="3.8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background-color="#ffff00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style:writing-mode="lr-tb"/>
      <style:text-properties style:font-name="Baskerville Old Face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#ffff00"/>
    </style:style>
    <style:style style:name="T2" style:family="text">
      <style:text-properties style:font-name="Baskerville Old Face" fo:font-size="72pt" style:font-size-asian="72pt" style:font-size-complex="72pt"/>
    </style:style>
    <style:style style:name="T3" style:family="text">
      <style:text-properties style:font-name="Baskerville Old Face" fo:letter-spacing="0.374cm"/>
    </style:style>
    <style:style style:name="T4" style:family="text">
      <style:text-properties style:font-name="Baskerville Old F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3.5cm" svg:x="6cm" svg:y="1.25cm">
          <text:p text:style-name="P1">Logo, shrinks as you scroll </text:p>
          <text:p text:style-name="P1">but stays p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5cm" svg:height="0.75cm" svg:x="2cm" svg:y="5cm">
          <text:p text:style-name="P1">Nav – sticky as you scro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cm" svg:height="8cm" svg:x="2cm" svg:y="7.25cm">
          <text:p text:style-name="P1">Foto</text:p>
          <text:p text:style-name="P1">Transition 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cm" svg:height="8cm" svg:x="11cm" svg:y="7.25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2.75cm" svg:x="0cm" svg:y="16cm">
          <text:p text:style-name="P1">Fixed banneer, with moving BG im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1cm" svg:height="3.45cm" svg:x="0cm" svg:y="26.2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5cm" svg:height="4.75cm" svg:x="1.25cm" svg:y="19.75cm">
          <text:p text:style-name="P1">Grid, website feature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25cm" svg:height="4.75cm" svg:x="13.5cm" svg:y="1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25cm" svg:height="4.75cm" svg:x="7.5cm" svg:y="19.7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controls" svg:width="2.5cm" svg:height="1.673cm" svg:x="2.25cm" svg:y="5.327cm">
          <draw:text-box>
            <text:p><text:span text:style-name="T1">BG blur?</text:span></text:p>
          </draw:text-box>
        </draw:frame>
        <draw:frame draw:style-name="gr9" draw:text-style-name="P3" draw:layer="controls" svg:width="3.75cm" svg:height="3.095cm" svg:x="5.25cm" svg:y="5.155cm">
          <draw:text-box>
            <text:p><text:span text:style-name="T1">Text responsive</text:span></text:p>
            <text:p><text:span text:style-name="T1"/></text:p>
          </draw:text-box>
        </draw:frame>
      </draw:page>
      <draw:page draw:name="page2" draw:style-name="dp1" draw:master-page-name="Default">
        <draw:frame draw:style-name="gr10" draw:text-style-name="P5" draw:layer="controls" svg:width="4.316cm" svg:height="3.43cm" svg:x="7.75cm" svg:y="5cm">
          <draw:text-box>
            <text:p><text:span text:style-name="T2">J.V.</text:span></text:p>
            <text:p text:style-name="P4"><text:span text:style-name="T3">Neylen</text:span></text:p>
          </draw:text-box>
        </draw:frame>
        <draw:frame draw:style-name="gr11" draw:text-style-name="P5" draw:layer="controls" svg:width="9.75cm" svg:height="2.25cm" svg:x="5cm" svg:y="9.5cm">
          <draw:text-box>
            <text:p text:style-name="P2"><text:span text:style-name="T4">Dichter </text:span><text:span text:style-name="T4"><text:tab/></text:span><text:span text:style-name="T4">Schrijver</text:span></text:p>
          </draw:text-box>
        </draw:frame>
        <draw:custom-shape draw:style-name="gr12" draw:text-style-name="P6" draw:layer="controls" svg:width="0.25cm" svg:height="0.25cm" svg:x="9.599cm" svg:y="9.8cm">
          <text:p/>
          <draw:enhanced-geometry svg:viewBox="0 0 21600 21600" draw:text-areas="?f4 ?f4 ?f3 ?f3" draw:type="star4" draw:modifiers="10498.8047808765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4T11:52:52.153000000</meta:creation-date>
    <dc:date>2022-06-28T02:25:33.354000000</dc:date>
    <meta:editing-duration>PT11H54M36S</meta:editing-duration>
    <meta:editing-cycles>4</meta:editing-cycles>
    <meta:generator>LibreOffice/7.0.0.3$Windows_X86_64 LibreOffice_project/8061b3e9204bef6b321a21033174034a5e2ea88e</meta:generator>
    <meta:document-statistic meta:object-count="14"/>
  </office:meta>
</office:document-meta>
</file>